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kUtil.compareBreakClasses( int break1 , int break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reakUtil.getBreakClassPriority( int break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reakUtil.Break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